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J. Rubenstein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 February 1876</text:p>
      <text:p text:style-name="P5">Month<text:tab/><text:tab/><text:tab/><text:tab/><text:tab/><text:tab/>February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Cincinnati</text:p>
      <text:p text:style-name="P5">State<text:tab/><text:tab/><text:tab/><text:tab/><text:tab/><text:tab/>Ohio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Cincinnati Feb. 1st(/)76/</text:span></text:p>
      <text:p text:style-name="P2"><text:span text:style-name="T1">Rev. S. Morais/</text:span></text:p>
      <text:p text:style-name="P2"><text:span text:style-name="T1"><text:tab/>Dear Instructer[sic]!/</text:span></text:p>
      <text:p text:style-name="P2"><text:span text:style-name="T1"><text:tab/><text:tab/>from[sic] the apart-/ment of the B. grade of the intermediate school of Cin/cinnati I send you this letter, in which I will give you/ a full information of my Present condition, and/ with which I will pay you also the man[crossed-out: n]y thanks what/ I owe you from before and especially for the last letter/ which I had received when I was at Cleveland, which/ ascended me with this [crossed-out: glory name] definition to be called “this is/ the pupil of Rev. S. Morais.</text:span><text:span text:style-name="T2">„ for whom in every respect/ as Mr. Ezekiel so Dr. Wise and Lilienthal like to revise/ his words, and therefore as I came to this city and/ showed my letter to Mr Ezekiel, he received me very/ kindly and entroduced[sic] me to the Drs. of this city/ who also were very kindly to me/</text:span></text:p>
      <text:p text:style-name="P2"><text:span text:style-name="T2"><text:tab/>But the first question/ was asked to me “have I passed through any school/ at home?„ am I able to give an examination of these/ Branches which they learn in the intermediate/ school? <text:s/>That I can be received in the high school/</text:span></text:p>
      <text:p text:style-name="P2"><text:span text:style-name="T2"/></text:p>
      <text:p text:style-name="P2"><text:span text:style-name="T2">[Page 2]</text:span></text:p>
      <text:p text:style-name="P2"><text:span text:style-name="T2">because the Rull[sic] of this College says that no one can be/ taken in into this College unless he is gratuated[sic] or a scholar/ of a High school, and when I answered “No„ was not any/ chance for me to entetain[sic] the college, but that Faint-/hearty man Mr. Ezekiel didnt[sic] spare his trubles[sic] and secured me/ me[sic] with good hopes, saying there are many gentlemen in the board/ of governers[sic] who perhaps will do in his favor even against the/ Rull[sic] and he went also to Dr Wise and said unto him that/ he should take me in in the college before the next meeting/ will be held. <text:s/>Dr wise received me as a pupil of this college/ and he brought my name on the list of where the rest/ of the names of the scholars are written of by the next meeting I hope/ to receive my cost. <text:s/>I was invaited[sic] by Mr Ezekiel several/ times there he maid[sic] me aquainted[sic] with all the officers/ of the college, who were at the same time at his House/ they also promised me to do every thing for me which/ it is in their possibility. <text:s/>I gave examine for the principle/ of this school and I entered the B. grade of this school I/ hope to leave this grade in a short of time &amp; to enter to the A./ <text:s/>I hope this letter will reach you in your very good condition, I send my best/ regards to you &amp; your children the grammer[sic] which Mr Henry has I don't/ need any more. <text:s/>I beg you dear instructor of the correspondence to address/ me to Mr Ezekiel also I beg you to write to him several words about me/ the third Bell rung I must give up writing I wish you all boundties[?] time. <text:s/>I remain/ J. Rubenstei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3:17:46</meta:creation-date>
    <dc:date>2009-05-27T13:34:03</dc:date>
    <dc:language>en-US</dc:language>
    <meta:editing-cycles>2</meta:editing-cycles>
    <meta:editing-duration>PT16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683" meta:character-count="3941"/>
  </office:meta>
</office:document-meta>
</file>